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6252" officeooo:paragraph-rsid="000f6252"/>
    </style:style>
    <style:style style:name="P2" style:family="paragraph" style:parent-style-name="Standard">
      <style:text-properties officeooo:rsid="000fc032" officeooo:paragraph-rsid="000fc032"/>
    </style:style>
    <style:style style:name="P3" style:family="paragraph" style:parent-style-name="Standard" style:list-style-name="L1">
      <style:text-properties officeooo:rsid="000fc032" officeooo:paragraph-rsid="000fc032"/>
    </style:style>
    <style:style style:name="P4" style:family="paragraph" style:parent-style-name="Standard" style:list-style-name="L1">
      <style:text-properties officeooo:paragraph-rsid="000f6252"/>
    </style:style>
    <style:style style:name="P5" style:family="paragraph" style:parent-style-name="Standard">
      <style:text-properties fo:color="#3465a4" fo:font-size="26pt" style:text-underline-style="solid" style:text-underline-width="auto" style:text-underline-color="font-color" officeooo:rsid="000fc032" officeooo:paragraph-rsid="000fc032" style:font-size-asian="26pt" style:font-size-complex="26pt"/>
    </style:style>
    <style:style style:name="T1" style:family="text">
      <style:text-properties officeooo:rsid="000fc032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Análisis de requisitos</text:p>
      <text:p text:style-name="P2"/>
      <text:p text:style-name="P2">Después de debatir sobre las necesidades de la aplicación hemos decidido que nuestra aplicación necesita cumplir los siguientes requisitos:</text:p>
      <text:p text:style-name="Standard"/>
      <text:list xml:id="list565331045" text:style-name="L1">
        <text:list-item>
          <text:p text:style-name="P4"><text:span text:style-name="T1">Poder registrarse con un usuario.</text:span></text:p>
          <text:p text:style-name="P1"/>
        </text:list-item>
        <text:list-item>
          <text:p text:style-name="P1">Buscar en la base de datos el elemento más adecuado a lo que se a puesto en el formulario.</text:p>
          <text:p text:style-name="P1"/>
        </text:list-item>
        <text:list-item>
          <text:p text:style-name="P1">Lista de los pasos a seguir para la creación de la empresa recomendada.</text:p>
          <text:p text:style-name="P1"/>
        </text:list-item>
        <text:list-item>
          <text:p text:style-name="P1">Guardar <text:span text:style-name="T1">el estado de los pasos a seguir, para poder cargarlo en caso de necesitarlos nuevamente.</text:span></text:p>
          <text:p text:style-name="P1"/>
        </text:list-item>
        <text:list-item>
          <text:p text:style-name="P1">Solo para la cuenta de Administrador, modificación directa de los datos.</text:p>
          <text:p text:style-name="P3"/>
        </text:list-item>
        <text:list-item>
          <text:p text:style-name="P3">Aviso de la modificación de alguno de los pasos a seguir en la lista de creación de tu tipo de empresa.</text:p>
          <text:p text:style-name="P3"/>
        </text:list-item>
        <text:list-item>
          <text:p text:style-name="P3">Opciones que permiten el cambio de idioma o color de la aplicación, estas opciones también se guardara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5:06:46.501000000</meta:creation-date>
    <dc:date>2023-01-30T15:27:55.543000000</dc:date>
    <meta:editing-duration>PT27S</meta:editing-duration>
    <meta:editing-cycles>1</meta:editing-cycles>
    <meta:document-statistic meta:table-count="0" meta:image-count="0" meta:object-count="0" meta:page-count="1" meta:paragraph-count="15" meta:word-count="137" meta:character-count="743" meta:non-whitespace-character-count="628"/>
    <meta:generator>LibreOffice/6.3.3.2$Windows_X86_64 LibreOffice_project/a64200df03143b798afd1ec74a12ab50359878ed</meta:generator>
  </office:meta>
</office:document-meta>
</file>